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Package.Sample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Package.addPreProcessor( PreProcessor p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PostProcessors( List post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SampleListeners( List sample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Modifiers( List mod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addSampleListener( Samp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addTimer(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recoverRunningVersion( 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Package.setSampler( Sample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Configs( List confi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Pre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RunningVersion( boolean runn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Package.setPreProcessors( List preProcess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amplePackage( List configs , List modifiers , List responseModifiers , List listeners , List timers , List assertions , List extractors , List pres , List control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Package.getSampl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Response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addPostProcessor( PostProcessor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ResponseModifiers( List responseMod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Samp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RunningVersion( List list , boolean runn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Package.addAssertion( Assertion as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Assertions( List 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getPostProcess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recoverRunning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Package.getTi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Package.setTimers( List ti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